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Appendix H</text:h>
      <text:p text:style-name="Text_20_body">0 10 130 19 1970s 1977 1994 1997 20 2000 2006 2015 203 22 28 2x 30 32 33 4/10 40 50 55 58 6 7 70s 8 80s 9 a-z abandoned abel abounds absence absent-mindedly absolute absolution abstract accent accentuated accept accomplish accomplished account accounting accounts accurate accurately ache aching acknowledges activities actor's adage adam adapting additionally additive adjust adjusted admin admired admits advantages advertisements affairs afford afloat africa afterbend afterbirth afterthought age agent agree agreeable agreed aimed aisle akin al alarm alberto alcoholic algae alien alight alights alike allen allowing alonefor aloof alpha alright alt amazing amble america amicable amongst amount analogue analytic anemones animal ankle anniversary annoy annoyances annoyed annoying ant anticipation any-sized apollo apologize apologizing apology appear appeared apple applied apply appointment appreciate approximation april aquarium arabic arcade archers arefor argument arguments arises ark arm arrive arrow arson artist's ascribing ashbark asleep aspects aspiration ass asserting assertion assets associations assumptions asteroid astonished asylums atlanta atlanta's atlassian atmosphere atom attached attack attempted attic attila attributes audience aunt aural authorship autograph automates automobile average averted avoiding aw awake awful awk axis babel babies back-to-front backdrop backfires backgrounded backpacks backstage badgers bahamas baked-in baking ballads balloons bands bang bangs baobab bar barbecue barefoot bark barkeep barking barley barrels barrier bars bartenders bastards bathtub bats batteries bawls beach's beached beaches beam beams bear bearded bearing beavers beckoned beckons bede bedside bedsores beer beetles beggar begging begun belfries belie believable believes bellowing bemused ben bend berth beside betray betrays biebs biggest bigrams billion binoculars biological birth birthed bite bits bitter black-walled blackdirt blackened blacker blackness bladder blade blame blamed blankly bleating bleed blemish blended blinds blink blister blocks blog bloomed blown blubber blushed boasts bodies bogged boggle's boils bold bolts bone bones bonfire bookended bookstores boomed boot boots bored boredom born borrow boruch boss bother bottle bouncing boundaries bounded bowels bowl bowler bowls boy's branchcrotch branched branching braying breakroom breast breastbone breasts breathe breathes bred breed breeds brick bride brief briefcase brilliant bro broad broadcasts brooks brothel brownbranching brownspotted browsers bruises brush brushed bubbling bubbly buck buck-fifty buffet buggy bugs bulbs bunk bunny bunyon bunyons buried burnt burrows buses bush business businessman busy butter button buttons buy-one-pair-get-two-pair-free buyer buyers buying buys buzz bye byproduct byte cabin cabins cackle cackling cacophonous caeiro cafe cain cake callous calm calmed calming calms cameras camped-out candidate canned canopy capabilities capability capacity capital-l capitalist capitalize capsule capturable card careful carefully cares caress caresses caring carpet carrey carried carries carry cart cartoons casket casserole cat catalogued catches catching categories category catered causes causing cave cease ceased celebrate celebrities cemetery census centi century cept cereal cereals certainly cesare cetera chairback chairs challenge challenges challenging chamber chamberpot champion chances chapel's chapped charge charlie chasm chats chatting cheaper cheaply cheat cheating checked checking cheeks cheering chemistry chewing chiding chin chlorophyll chocolate choices choir choking choose choose-your-own-adventure choosing chopping chose christ's christian chuckled chuckling church-steeple churning cigarettes cincinnati cinnamon circles circuit circumstance cirrus citation claim claimed class classifying claus claw clawing claws clay cleaned cleaners cleft clenched client's cliff climbed clog closet clothesline clouded clown's clue clutched coat cock cocky code-collaboration coffins cognac cola colbert coldened coldness coleridge collage collapses collarbone collected collectible collective college column columns combination combine combined comely comfortable comfortably comforting comforts command-line comment commentators commercials commits committed commons communicably communicate communicates communion commute comparable compare compartmentalizes compile compiles complain complaining complexities complicated compose composed composing compositions compresses comprising compromise compromising computational computers con concentrate conception concepts conceptually concerned concession conch conciousness concrete condemned condition confectioner's-sugar confessed confessional congratulate connection connections considers consisted consistent consistently consists constantin constantly constructed consumable consumed contain contains contempt contemptibly context contiguous continued continues continuity contorting contract contraposition conversations converter cooked cooking cookout cooler coolness cop copulation coronas coroner's corpora correct correcting correctly correspondence cosmology cost costume costumed costumes cotton couch couches counter counting counts coupled courage court cousin coveralls coverings covers covino cowardly cowboy coworkers cozy crabs cracked cracker crackers cracking cradle cradled craft craned cranking cranky crawfish crawled crawling creaking cream cream-colored creamer creases creativity's creator creatures credits creeks creep creepy crevice crew cried cries crime-ridden criminal criminals criteria croaks crocodiles cross-references crossword crosswords crotch crouch crowing crown cruel crumble crumpet crunch crushed crust crusty crux css cubicled cubicles culminates curious curled currently curtains customer's cycle cyclical dairy dances dangling daniel dappled dapplegray daredevil daring darkly date dated daughter daughter's deadbranch deaf deafening deal death's decay decaying decency decent decide declaration decompress dedicated deepened defeat define defining definitely deflate deigned delegate deleted demand demanded demolished demon depicted depiction described describes deserve design designation desired desktop desperate destroy destroyed destruction detailed detergent detractors devastating develop devices devil devised devotion dewdrop dialectic diary dice differentiated difficult dig dillard dimension dimes dimly dimming dipped dipping directly directory dirty disagree disagreequantum disallowed disallows disappearing disappears disappointing disassociated disband disciplinary discontent discretion dish disingenuous disintegrating disinterested dismantled dismay dismember disproving disregard disregarding distant distinct distinctions distorts distracting diversions divine doctor's documents docx doe-eyed dog's doggedly doggy dollar-fifty dominoes don donate donut doors doppelgangers dotted dotting doubles doubt doubtful doughboy dove doves downs dragged dragons dreamed dreamt dressed dresser dressing-room drew dried dried-out dripping driver's drool dropped dropturned drove drowning drum drums dryer duality dub ducts dude due duff dumbass dumbly dump dumpster dungeons dusk dwelling earthworms eaten eclipse economic economically ecstatic eden editable editor edo ee eel effect efficiently effort ego egyptian eight-fold eighty elaboration electricity elegies element elementary elements elephant elevated eleven em email embarrassed embarrassment embodiment emotional/heart-based empire employ encased end-rhymes endeared ended enemy engagement engineers english enigma enliven ensured entanglement enterprises enters entirely entirety entities entity entrance entry entry-level entwined environment environments eously epicenter epitome equation era eraser erases errant escapes esoteric ess essays estimate ethiopian europe evaporate eve evening event evergreen ex exacerbates examined exasperated exchange exciting exclaiming excused exe exegesis exercise exhausted existed expand expanded expect expectation expel experienced experiencing experimenting experiments expertly explained explains explore expressed expression extend extended extract extrapolate extrapolating eye-contact eyelid eyelids face-up facebook facepaint facial facilitation factor factories factory facts factual/logical/brain-based fade fails fairly faithfully fallibility fallow false familiar famously fan far-away far-off farming farms fateful father's favor feared fears feathers feature features fecundity fed feeding feeds feign feigned female feminist ferry festive fever fibonnacci fickle fiction fiddleheads fiercely fig fighting figment figurine filled filling filter filtering final finger-loops finish finisher finite fins firestarter firewood firm first-person fish-eyed fisheye fishing fitting fixtures flagellum flagstaff flailing flame flanks flannel flatten flea fleeting fleshy flex flicked flies flip flipping float flocks flopping flops flotsam flowed flower flung fluorescence fluorescent foam fold folded folk fondly food fool fooling footnote footnoteref footnotes footprints footrest forcefully forces forestroads forests forgetful forgetting forgive forgot forlorn format formation formatting formula fortinis fortress fossil fought founding four-wheeler fourth-grade fox fozzie fractal-dimensionality fragile fragrance frail francis franco frank franksgiving frayed free freestones freezing french frequency freshly fringe frolic front-to-back frost-cold frosted frosting froth frowning fruit fruits frustrated ftw fulfill full-throated fully functionality fundamental fundamentally-different fungi funhouse further furthers futility gallery gamble gambles game games gander gang gangs garbage garment gasping gate gather gazebo gee generality generate generated generations genetics gently genuine germ german ghazal's ghosts gilbert gilbert's gilded gills gina giraffes girlfriend glance glancing glare gleamed glib global gloves glowing gluing gmail gnashing gnawer goad goats god-lover goddammit goddamn goddess goldheaded goodness goofy gossips gotta gotten grab grammar grand grandeur grasp grasping grassland grassmade grayish-blue graze grecian greek grep grilled grinch grinned grins gritty grotesque grouped groups growl growler growling grown grows gruber guessed guide gut guy guys hairier half-empty half-gallon half-heartedly half-hours half-inch halfway hall halloween halls hallways hammered handed handiwork handle handwritten hang hang-ups hangs hapax haphazardly happier harboring hardworking hardy harvest hate hating hawk hawks heading headless headstone health heart's heartache heartwarming heat heaven heavy hefted heightened helped hen heraclitus herculean here' here's hereby heretofore hers hey hezzy's hid hide hiding-place hierarchy higher highly highway highways hijack hills hips hiss hitchcock hitting hoarsely hobo hoggle's hoisted hoisting hole hollows hologram home-for-death homecoming homeless hometown honesty honey-golden honking honor hooks hoop hoped hopes horizontal horn hornery horror horse hose host hosts hotel hovering hr http hugging huh human-formed humming hums hunk hunt hurried husks hybrid hyperfiction hypertextual hypothesis i's ice-skater id ideal ideals identities identity ignorance ill-timed image imagery imagination imagining imdb immaculately immediately impatience impatient impenetrable imperceptibly implementations implements improving improvise inability inaccurate inasmuch inborn incarnation incidences incidentally included includes including inclusive inconsistent increase increasingly independent indescribable indicating individually-numbered inexorable infinity inflatable inflate influenced infographic ingots inhaled inherently inherited inigo injunction inkpot insane insecurities insecurity inside-out insist insists inspirations instrumented insults intellectual intended intense intent intentional interactions interactive interest interested interior internetwhich interpreted interrelate interstate intertext intervals intimately introduction intuition invariably invention inventory invest invests involves ipod ironic irreducible irrelevant isaac's israel issue items iv ix jack-of-all-trades jackson japanese jar jay jeans jenkins jerked jerking jerry jerry's jessica jetsam jewel jeweleyed joey jogged john join jon judgement judges judging judgment judgmental juice juicecrush jujubes jukebox jump jumped jumps junction junior junk just-completed just-woken-up justice justifiable justifies justin keats's kernel kerosene key khaki kick kicks kill killed kindling knee knees knelt knife knitting knob knock knocker knocking knot knowable knowingly knowledge kong kristeva kudzu l la la-z-boy lables labored lacks ladle ladled lady lake lambs' lame lament lamented lamp lampoons lamps land-features land-like landing landlocked languages larry's las lasting lately lather latin laughed laughter launches lava lawnmower layers laying lazily leading leaking leaned leans leaped learned leaving lectures led leering legend legends legmonenon legomenon legs legunitas lengths lent lessons letters letting lettuce levelly levels lever li libre license lick lie lies life-as-lived lifetime lifetimes lift lightweight likes liking limbaugh limiting linear linguistic linguists link linking linoleum linus lion's lip list listeners lists litany literary littered lived living-room load loaded loathe local location locked lofty logarithms loneliness lonely lonesome long-exposure long-fibered longest longing longish looms loop looping loopy lot's lotion lots louder lousy lovable lover loves loving luck lumpy lunch lure lvaro lyrically ma'am macfarlane's machina machinations machine's machines mad magazines majesty major maker mammals management manager managing mane manic manipulation manner manufacturers manuscript mapping marianas marianne mario mark marked marks maroon marriages marvell marvelous mary mascots mash-up massful master's masturbation mates mathematical mathml maudlin maurie maw mayan maybe2 maze mcfarlane's mcnugget meacham meandering meaningful measured meddling media mediating meditate meditation meets melted melting memento memory's mental mention mentioned mentions mercury merrily merseinne messick metal metaphors mfa michelangelo microsoft midair middle midway mighty mild mildly million millions minded mindful minds mini-bar mini-drama mini-wheats minimized minimum minute mirage misattributed miserable misplace misplaced misses mission mistaken mister misty mnemonic moans mobility mock mocking mockingbirds moist molds molested momentarily moments monsoon monsters month-old montoya monuments mood moonfaced morale more-than-a-fortnight mori mortal mostly-empty motes motion motivation motoring motto mount mountainous mounted mourning mouse movies movings mozzarella mr mr/mrs mrs muffins muffled mug mulberry multitudes' multiversity mummy mundane murder murmer museum musk mutter myriad myth n nagging namely namesake nanowrimo narrowed navigable navigate navigation near-unattainable necessary neck necks needing needs negation negative negatives neglected neighbor's neither nemesis nerves nest neuron never-spoken neverending nevertheless nextfor nezzer ngram nib nightgown nightly nightmares nights ninety-eight nirvana noble nod non-disappointment non-important non-stop nonetheless nonexistent noon noose normandy northern nose nostril not-wings notably notational noted notfurniture noting notions novels novelty now-empty nozzle nozzle's npr nuances nuclear nurses nuzzling o'clock oblivion oblivious observant observer obsessive obstructs obtain occasion occasions occupied occur occurrence occurring occurs odd-numbered ode odes odt off-brand off-shore offbeat offense offering official oil ol older olds omission one's one-of-a-kind one-set-of-footprints-in-the-sand ones' online open-mouthed opportunities opposed opposing opted optics options opulent orange-glo oranges orbiting orchid origin originality origins orion ostentatious other's' others' ouroboros ours out-of-state outfit outputs outstretched outta over-expansive overalls overflows overnight overtake overtime owe owned owner ox pace package packed padawan page's painfully paint pairs palace pale pallbearers panic panorama paradox paranoia paraphrase parceled parent parity parking participate particulars parties partitioned parts passion pastor's pastorals pastors patches patchwork patchwork-style pathology patient patrons' patting pause pavese pawed paws payday paying pays pdf peace peaceful peach peach-habanero peachtree peachtrees peaks peanut peas pee peeing peered penelope penetrated pennies penny peppermints percent perception perchance percolating perfected period perk perl perl's personally pessoa's pet petals petted pew pg phase phenomena philosophers philosophical phineas phoenix phones photo phrase physical physics pickle picture's pictured piece pierce pigeon pigs pile piled pilgrim pilgrims pillar pillow pills pillsbury pincers pine pine-sol pink pinstripe pipe pipes pisses piston pit pitchers pithy pizzazz pl plane planet planets planks planning plant plant's plate-glass plath plausible pleasure plexus plight plod plopped plowing plumbing plums plyboard plywood pockets poem's poet/writer poetic pointing poison poked poking policy polish polished pompom pond ponies pool poops poorly popcorn popped porcelain porch pork posh posited position posix posix-compliant possibilities possibility possum postage posterity potential pound pounding pounds pouring powdered practiced practices prague prairie pray prayer pre pre-approved predator prejudices premeasured prenatal preoccupation preoccupations prepositions prescription presentation pressure-release pretend pretended pretending prevalent price prices priest primed primes prince princess privately probabilistic processing processor produce produced production products professor program programmatically programmers progresses progression project project-order projecting prom proofness proper property prophecy-slash-advice propose proprietary prospective protagonist protective proven proverbs proves provided prufrock prybar pseudonyms psych published puffy pulls pun punched punches punctuation punished pupils puppet purpose purses pursuit puzzle pvc pyramids quaking quality quantum queer querulous questionable questionably quick quicken quickness quietness quit quitting quivering r rabbi race races radiate rags railroad rainbow rainfall rains ram rampage randomness ranges rarest rasping ratio rats ratty raving raw razor re-compile reaching reaching-out reader/listener/consumer readjust reads realer realizable realization realm reasoned reasons/instructions receded receding receipt receive received receiver recent receptacle recipe recirculating reclassifying reclining recognize recoils reconciling reconsidered recording records recycle redder reduced reeds reeling reese's referenced reflecting regex regular reis relation relative relax relaxed relaxing releasing relic remark remarkable remarks remind reminded reminding reminds reminiscent remix remnants remote removed rendering rent rental reordering rep repertoire repitition replaced replacement replaces replacing replies repo report representative's represented represents repulsed requesting resemblance resembles resembling resist resistant resolve resonance resonances resonate resorted resorts respect respective resplendent responded restate restless resume retain retribution return returning revealed revenging revising revisions reward rewrote rhyming rhythm ribcage ricardo richard richer ride rides ridges right-side-out rightly rightness rigid ring rings rinse ripe rippled ripples riptide rise rises riverdams rj road roads roadway roaming robert robinsong robust rockin' rockturned rod rode rogue role roll roller rollercoaster rolls roof rooting rosebushes rotation rotten rotten-smelling rotting rough row rubbed rugby ruins rule rumor runner rural sagging sail sailed saints sale salsa saltwater samovar sandbags sanded sandwich sandworms santa sap sara's satisfaction saturday saturn save scales scare scared schedule scheduled schools scope scopes scouts scowled scrambled scraping screwdriver screwed screws script scripting sculpture seagulls search search-and-replace searched searches searching seasoning seasons seat second-to-last section section-divs security sed sed's seducer seed seeds seeped seething select selected self-confessed self-consciously self-consciousness self-deception self-extracting self-soothing semblance send sends senile senselessness sensibilities sentence separation serene sermon served service serviced sessions sestina's setting sexually shades shadow shallow shame shapes share sharply shatter shaving sheen sheets shift ship's shiploads ships shipwreck shipwrecked shipwright shirt-sleeve shirts shivering shoe-insert shoes shooter shooting shoots shop shoreline's short-shorts shorthand shot shouldered shower shower's showering shows shrink shrugged shuffled shuffling shutting shuttle sick sickly sideways sigh sighed sighing sight signs silences silent silhouetted silkworm silver simile simulation simultan simultaneously sin singed singer singles sings sinister sins sipped sipping sir sistine sites sits situation six-foot-long sizzle's skates skeletons skies skill skills skinning skinny skins skip slabs slammed slamming slathering sleeves slept slicks slide slides slight slime slipping slips slobbered slogging slough slow smallest smallness smallstone smart smell smiles smoldering snake snakes snapped snare sneaking sneering sniffing sniffling snowflakes snowquiet soap soars sobriety soccer social society's sock socks socrates soggy solar solipsist solomon solomon's solution solve solves somebody someday somehow-deeper someone's something's somewhat son song's songfilled soooo soul sounded sounding southern spaghetti spare sparkle speaker speaker/writer/communicator speaks specific specifically specificity speculate speculations speeches speed spend spends sperm sphere spider spiders' spill spilled spins spit-shined split spooling spoon spots spray spread springs sprouting square square-jawed squeal squirrel stage staged stages staging staining stairs stalk stamp standard standards star starblind stares stark starlight starvation starving station status statuses steak steals steam steel steeped stem stemmed stepped stepping steven stewart sticks sticky-sweet stiff stimuli stitches stocked stockingsit stocks stones stool stoppard stores stories storm strangely stranger strapped strawberries strawberry stray streaks stream-editing streetlamps streetlights streets strength stress stresses stretched stretching strings striped stripped strive strokes strolled strolls structured structuring stubbed students studies style stylesheet subconscious subject's subliminal subsequent subsist substantial substrate subtract subtraction subtypes suburb successful sucking sue suffering sufficient suggested suits sumerian sun's sunlit sunning sunshine suntan sup supervisor supported supports supposed supposing surf surprises surrounding surroundings surrounds suspended suspicion swaddling swallow swamp swans swansong sweater sweaters sweaty sweetmaking sweetness swelling switchbacks switches swizzle sydney syl syllables sylvia syntactic system t-shirt tablespoons tablet taboo tacked-up tailbone tails talent tales talkative talkers tap tapes tapping taqueria tar tasked tasks taste taunts tautological tautology tax technical technology teenager teenagers telemarketer telemarketing television tender tends tentative tenth tenuous tenure term terminates termination terminology test tether tethered tex texts thanks thaw thematic thematic/emotional/personal themes theories therapy therefore theses thick thickens thigh thirst thoroughly thou thousands threat three-dimensional three-fingered three-message throats throng throwing thud thumb thumbed thumbing thumping thundercloud thursday thuya tidal ties tiger tighten tightens til tiller tilted tim timber timbers timeline tin tinker tinny tip tips tissue titled toes toil toilet-water toll tom tone tongues too-hot too-small tool toolset tooth topic torn torturous torvalds totals tourist tourists towels towering towers town track tracked traditional tragic train trains trait transacted transaction transferring translate translated transliterate transmit trap trash trashcan trauma travel traveler treading treat treatise trees' trellis trench trends triangle trichinosis trigger triggering trigrams trip trips tropical trotted troubles trousers trunk/versify tuesday tundra tune-up tupperware twenty-two twilight twins twirling two-dimensional txt typeset uh ultimate um unaccustomed unacknowledged unadorned unanswerable unassuming uncareful uncomortably uncovering under-the-skin underarmour underground underprivileged understandably undulating unease uneven unfold unfurling unharmed unidentifiable uniform unigrams unique uniqueness universal universality university unix unix-based unmade unpack unreliable unsatisfying unsayable unsolvable untranslated unzipped updater upholstery ups upstate urban urethra urge urn utterance utterances uttered utterly v vacation vaguely valhalla valley valleys value valve vampire vanishes variables variety vcs venom veranda verses version-control versions vertical verulam vest vestigial vet vi vicious viewed viewer's vii viii vine vinegar violent visible visual vitro vocal vocation vogue voicebox voiced volume voluminous vonnegut vote wagging wailful waists waiter waits wakes walgreen's walkers wandered wandering wanna warbling ward warm-cold warmer warmth warning warthog wary washer waste wasted wasting wastrel's watcher waterlike waters watery-eyed waved wavered waving weak weary weave weaving website wednesday weed weekend weekends welcome welker welling wetly wetness what-do-we-do-now wheeling wheels when's whenever whichever whinny whisper whispered whistfully whistle whiteness whitman whitman-esque whittle whittled wicker widening wider widgets wild willed william willows wind's windblown windows wine winter-returned winters wintery wire wireframe wishful wisps withdrew wobbly women's wonderful wooden woodgrain wool word-picture worked workers workflow worldmaking worlds wormilled worms worry worship worth wound wounds woven wrap-up wrench wrestling wriggled wrinkle wrists writers writers' x-ray x-rays xenophobia yawn yawns yeah year-old yearning yearnings yearns yeats yell yelling yellowshot yes-or-no yesterday yields yoke yoked yolks youngnesses youth youthful zipped zipper zone zoom zo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H</dc:title>
  </office:meta>
</office:document-meta>
</file>